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family-generic="swiss" style:font-pitch="variable"/>
    <style:font-face style:name="PT Astra Sans1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3.439cm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439cm" svg:x="1.4cm" svg:y="0.223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family-generic="swiss" style:font-pitch="variable"/>
    <style:font-face style:name="PT Astra Sans1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PT Astra Sans1" fo:font-family="'PT Astra Sans'" style:font-style-name="Обычный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font-name="PT Astra Sans1" fo:font-family="'PT Astra Sans'" style:font-style-name="Обычный" style:font-family-generic="swiss" style:font-pitch="variable"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PT Astra Sans1" fo:font-family="'PT Astra Sans'" style:font-style-name="Обычный" style:font-family-generic="swiss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PT Astra Sans1" fo:font-family="'PT Astra Sans'" style:font-style-name="Обычный" style:font-family-generic="swiss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PT Astra Sans1" fo:font-family="'PT Astra Sans'" style:font-style-name="Обычный" style:font-family-generic="swiss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svg:stroke-color="#3465a4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PT Astra Sans1" fo:font-family="'PT Astra Sans'" style:font-style-name="Обычный" style:font-family-generic="swiss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10:20:36.510259339</meta:creation-date>
    <meta:editing-duration>P0D</meta:editing-duration>
    <meta:editing-cycles>1</meta:editing-cycles>
    <meta:generator>LibreOffice/7.5.6.2$Linux_X86_64 LibreOffice_project/50$Build-2</meta:generator>
    <meta:document-statistic meta:object-count="25"/>
    <meta:template xlink:type="simple" xlink:actuate="onRequest" xlink:title="ШАБЛОН_ПРЕЗЕНТАЦИИ_2019-07-22" xlink:href="../../../../usr/lib/libreoffice/share/template/common/ШАБЛОН_ПРЕЗЕНТАЦИИ_2019-07-22.otp" meta:date="2024-11-06T10:20:36.621871625"/>
  </office:meta>
</office:document-meta>
</file>